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officeooo:rsid="000bbe78" officeooo:paragraph-rsid="000aace2"/>
    </style:style>
    <style:style style:name="P2" style:family="paragraph" style:parent-style-name="Standard">
      <style:paragraph-properties fo:text-align="start" style:justify-single-word="false"/>
      <style:text-properties officeooo:rsid="000bbe78" officeooo:paragraph-rsid="000aace2"/>
    </style:style>
    <style:style style:name="P3" style:family="paragraph" style:parent-style-name="Standard">
      <style:paragraph-properties fo:text-align="start" style:justify-single-word="false"/>
      <style:text-properties officeooo:rsid="000aace2" officeooo:paragraph-rsid="000aace2"/>
    </style:style>
    <style:style style:name="P4" style:family="paragraph" style:parent-style-name="Standard">
      <style:paragraph-properties fo:text-align="start" style:justify-single-word="false"/>
      <style:text-properties officeooo:rsid="000aace2" officeooo:paragraph-rsid="000aace2"/>
    </style:style>
    <style:style style:name="T1" style:family="text">
      <style:text-properties officeooo:rsid="000c3c49"/>
    </style:style>
    <style:style style:name="T2" style:family="text">
      <style:text-properties officeooo:rsid="000dd37f"/>
    </style:style>
    <style:style style:name="T3" style:family="text">
      <style:text-properties officeooo:rsid="000e2768"/>
    </style:style>
    <style:style style:name="T4" style:family="text">
      <style:text-properties officeooo:rsid="000fa0e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son McGough</text:p>
      <text:p text:style-name="P1">ISP 801</text:p>
      <text:p text:style-name="P1">Homework 1</text:p>
      <text:p text:style-name="P1">1.2</text:p>
      <text:p text:style-name="P2"/>
      <text:p text:style-name="P3">1.2<text:tab/>Search the Web for info on the history of the following tech and write a brief overview of each.</text:p>
      <text:p text:style-name="P3"/>
      <text:p text:style-name="P3">TCP/IP – <text:span text:style-name="T1">formally specified in 1974 by Yogen Dalal and Carl Sunshine. It was determined that a standard transmission protocol would be necessary in order create a network of cooperating computers. TCP/IP was created to allow physically different devices to transmit data amongst themselves.</text:span></text:p>
      <text:p text:style-name="P3"/>
      <text:p text:style-name="P3">SGML – <text:span text:style-name="T1">developed from IBM's GML, SGML is a meta-markup language standard notation for describing information formatting languages. This markup language is used to define HTML, another markup language.</text:span></text:p>
      <text:p text:style-name="P3"/>
      <text:p text:style-name="P3">HTML – <text:span text:style-name="T2">a markup language designed for creating web pages and other information to be displayed on a web browser. HTML was designed to specify document structure at an abstract level. Since HTML documents were intended to be displayable on a variety of computer systems and browsers, this high level abstraction was necessary.</text:span></text:p>
      <text:p text:style-name="P3"/>
      <text:p text:style-name="P3">ARPAnet – <text:span text:style-name="T2">The US Department of Defense funded ARPA developed this computer network, which connected three universities to allow for simple text-based communication through electronic mail. </text:span></text:p>
      <text:p text:style-name="P3"/>
      <text:p text:style-name="P3">BITnet – <text:span text:style-name="T3">this computer network, founded in 1981, linked together the City University of New York and Yale University. In order to join this network, it was necessary to lease a data circuit from the local site to an existing node in the network as well as buy modems for each end of the connection. Members of the network were also required to allow other institutions to connect to a site with no charge back.</text:span></text:p>
      <text:p text:style-name="P3"/>
      <text:p text:style-name="P3">XML – <text:span text:style-name="T3">Extensible Markup Language defines a set of rules for encoding a documents that is easy for both a human and a machine to read. Emphasis was placed on simplicity, generality, and usability over the Internet. XML is used for both documents as well as representation of data structures in web services. </text:span></text:p>
      <text:p text:style-name="P3"/>
      <text:p text:style-name="P3">JavaScript – <text:span text:style-name="T3">Initially developed under the name Mocha, and then later called LiveScript, JavaScript is a dynamic computer programming language commonly used in web browsers. JavaScript allows for client-side scripts to interact with the browser, control the browser, communicate asynchronously and alter displayed content.</text:span></text:p>
      <text:p text:style-name="P3"/>
      <text:p text:style-name="P3">Flash – </text:p>
      <text:p text:style-name="P3"/>
      <text:p text:style-name="P3">Servlets – <text:span text:style-name="T4">A Java programming class used to extend the capabilities of a server. These are commonly used to extend the applications hosted by web servers.</text:span></text:p>
      <text:p text:style-name="P3"/>
      <text:p text:style-name="P3">JSP – <text:span text:style-name="T4">a high level abstraction of Java servlets. JSP is a technology released by Sun Microsystems that helps software developers create dynamically generated web pages based on various document types. JSPs are translated into servlets at runtime and is cached and re-used until the original JSP is modified.</text:span></text:p>
      <text:p text:style-name="P3"/>
      <text:p text:style-name="P3">JSF – <text:span text:style-name="T4">a Java specification for building component-based user interfaces for web applications.</text:span></text:p>
      <text:p text:style-name="P3"/>
      <text:p text:style-name="P3"><text:soft-page-break/>Rails</text:p>
      <text:p text:style-name="P3"/>
      <text:p text:style-name="P3">Ajax – <text:span text:style-name="T4">a broad group of web technologies used to implement a web application that communicates with a server in the background and without interfering with the current state of the page. Before Ajax, each user action required that the entire page be reloaded from the server. Ajax incorporates HTML, CSS, DOM, XML, and Javascript, along with other technologies.</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7T21:31:25.223000000</meta:creation-date>
    <dc:date>2014-01-27T23:50:32.029000000</dc:date>
    <meta:editing-duration>P0D</meta:editing-duration>
    <meta:editing-cycles>2</meta:editing-cycles>
    <meta:generator>LibreOffice/4.1.4.2$Windows_x86 LibreOffice_project/0a0440ccc0227ad9829de5f46be37cfb6edcf72</meta:generator>
    <meta:document-statistic meta:table-count="0" meta:image-count="0" meta:object-count="0" meta:page-count="2" meta:paragraph-count="18" meta:word-count="489" meta:character-count="3104" meta:non-whitespace-character-count="2618"/>
  </office:meta>
</office:document-meta>
</file>